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New" svg:font-family="CourierNew"/>
    <style:font-face style:name="CourierNewPS" svg:font-family="CourierNew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3" style:family="graphic" style:parent-style-name="standard">
      <style:graphic-properties draw:stroke="solid" svg:stroke-width="0.025cm" svg:stroke-color="#000000" draw:stroke-linejoin="miter" svg:stroke-linecap="butt" draw:fill="solid" draw:fill-color="#000000" fo:padding-top="0.012cm" fo:padding-bottom="0.012cm" fo:padding-left="0.012cm" fo:padding-right="0.012cm"/>
    </style:style>
    <style:style style:name="gr4" style:family="graphic" style:parent-style-name="standard">
      <style:graphic-properties draw:stroke="none" draw:fill="solid" draw:fill-color="#d5e8d4"/>
    </style:style>
    <style:style style:name="gr5" style:family="graphic" style:parent-style-name="standard">
      <style:graphic-properties draw:stroke="solid" svg:stroke-width="0.025cm" svg:stroke-color="#82b366" draw:stroke-linejoin="miter" svg:stroke-linecap="butt" draw:fill="none" fo:padding-top="0.012cm" fo:padding-bottom="0.012cm" fo:padding-left="0.012cm" fo:padding-right="0.012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93cm" fo:min-width="3.68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4.578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f8cecc"/>
    </style:style>
    <style:style style:name="gr9" style:family="graphic" style:parent-style-name="standard">
      <style:graphic-properties draw:stroke="solid" svg:stroke-width="0.025cm" svg:stroke-color="#b85450" draw:stroke-linejoin="miter" svg:stroke-linecap="butt" draw:fill="none" fo:padding-top="0.012cm" fo:padding-bottom="0.012cm" fo:padding-left="0.012cm" fo:padding-right="0.012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4.95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071cm" fo:padding-top="0cm" fo:padding-bottom="0cm" fo:padding-left="0cm" fo:padding-right="0cm"/>
    </style:style>
    <style:style style:name="gr12" style:family="graphic" style:parent-style-name="standard">
      <style:graphic-properties draw:stroke="none" draw:fill="solid" draw:fill-color="#f5f5f5"/>
    </style:style>
    <style:style style:name="gr13" style:family="graphic" style:parent-style-name="standard">
      <style:graphic-properties draw:stroke="none" draw:fill="solid" draw:fill-color="#f6f6f6"/>
    </style:style>
    <style:style style:name="gr14" style:family="graphic" style:parent-style-name="standard">
      <style:graphic-properties draw:stroke="none" draw:fill="solid" draw:fill-color="#f7f7f7"/>
    </style:style>
    <style:style style:name="gr15" style:family="graphic" style:parent-style-name="standard">
      <style:graphic-properties draw:stroke="none" draw:fill="solid" draw:fill-color="#f8f8f8"/>
    </style:style>
    <style:style style:name="gr16" style:family="graphic" style:parent-style-name="standard">
      <style:graphic-properties draw:stroke="none" draw:fill="solid" draw:fill-color="#f9f9f9"/>
    </style:style>
    <style:style style:name="gr17" style:family="graphic" style:parent-style-name="standard">
      <style:graphic-properties draw:stroke="none" draw:fill="solid" draw:fill-color="#fafafa"/>
    </style:style>
    <style:style style:name="gr18" style:family="graphic" style:parent-style-name="standard">
      <style:graphic-properties draw:stroke="none" draw:fill="solid" draw:fill-color="#fbfbfb"/>
    </style:style>
    <style:style style:name="gr19" style:family="graphic" style:parent-style-name="standard">
      <style:graphic-properties draw:stroke="none" draw:fill="solid" draw:fill-color="#fcfcfc"/>
    </style:style>
    <style:style style:name="gr20" style:family="graphic" style:parent-style-name="standard">
      <style:graphic-properties draw:stroke="none" draw:fill="solid" draw:fill-color="#fdfdfd"/>
    </style:style>
    <style:style style:name="gr21" style:family="graphic" style:parent-style-name="standard">
      <style:graphic-properties draw:stroke="none" draw:fill="solid" draw:fill-color="#fefefe"/>
    </style:style>
    <style:style style:name="gr22" style:family="graphic" style:parent-style-name="standard">
      <style:graphic-properties draw:stroke="solid" svg:stroke-width="0.025cm" svg:stroke-color="#666666" draw:stroke-linejoin="miter" svg:stroke-linecap="butt" draw:fill="none" fo:padding-top="0.012cm" fo:padding-bottom="0.012cm" fo:padding-left="0.012cm" fo:padding-right="0.012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12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3.54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8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30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4.48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83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30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9cm" fo:min-width="2.12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1.0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776cm" fo:padding-top="0cm" fo:padding-bottom="0cm" fo:padding-left="0cm" fo:padding-right="0cm"/>
    </style:style>
    <style:style style:name="P1" style:family="paragraph">
      <loext:graphic-properties draw:fill="solid" draw:fill-color="#ffffff"/>
      <style:paragraph-properties fo:text-align="center"/>
      <style:text-properties fo:font-weight="bold"/>
    </style:style>
    <style:style style:name="P2" style:family="paragraph">
      <loext:graphic-properties draw:fill="none"/>
      <style:paragraph-properties fo:text-align="center"/>
      <style:text-properties fo:font-size="9.5pt" fo:font-weight="bold"/>
    </style:style>
    <style:style style:name="P3" style:family="paragraph">
      <loext:graphic-properties draw:fill="solid" draw:fill-color="#000000"/>
      <style:paragraph-properties fo:text-align="center"/>
      <style:text-properties fo:font-size="9.5pt" fo:font-weight="bold"/>
    </style:style>
    <style:style style:name="P4" style:family="paragraph">
      <loext:graphic-properties draw:fill="solid" draw:fill-color="#ffffff"/>
      <style:paragraph-properties fo:text-align="center"/>
      <style:text-properties fo:font-size="9.5pt" fo:font-weight="bold"/>
    </style:style>
    <style:style style:name="P5" style:family="paragraph">
      <loext:graphic-properties draw:fill="solid" draw:fill-color="#d5e8d4"/>
      <style:paragraph-properties fo:text-align="center"/>
      <style:text-properties fo:font-size="9.5pt" fo:font-weight="bold"/>
    </style:style>
    <style:style style:name="P6" style:family="paragraph">
      <style:paragraph-properties fo:text-align="center" style:writing-mode="rl-tb"/>
      <style:text-properties fo:font-size="9.5pt" fo:font-weight="bold" style:font-size-asian="9.5pt" style:font-size-complex="9.5pt"/>
    </style:style>
    <style:style style:name="P7" style:family="paragraph">
      <loext:graphic-properties draw:fill="none"/>
      <style:paragraph-properties fo:text-align="center" style:writing-mode="rl-tb"/>
      <style:text-properties fo:font-size="9.5pt" fo:font-weight="bold" style:font-size-asian="9.5pt" style:font-size-complex="9.5pt"/>
    </style:style>
    <style:style style:name="P8" style:family="paragraph">
      <style:paragraph-properties fo:text-align="center" style:writing-mode="lr-tb"/>
      <style:text-properties fo:font-size="9.5pt" fo:font-weight="bold" style:font-size-asian="9.5pt" style:font-size-complex="9.5pt"/>
    </style:style>
    <style:style style:name="P9" style:family="paragraph">
      <loext:graphic-properties draw:fill="none"/>
      <style:paragraph-properties fo:text-align="center" style:writing-mode="lr-tb"/>
      <style:text-properties fo:font-size="9.5pt" fo:font-weight="bold" style:font-size-asian="9.5pt" style:font-size-complex="9.5pt"/>
    </style:style>
    <style:style style:name="P10" style:family="paragraph">
      <loext:graphic-properties draw:fill="solid" draw:fill-color="#f8cecc"/>
      <style:paragraph-properties fo:text-align="center"/>
      <style:text-properties fo:font-size="9.5pt" fo:font-weight="bold"/>
    </style:style>
    <style:style style:name="P11" style:family="paragraph">
      <loext:graphic-properties draw:fill="solid" draw:fill-color="#f5f5f5"/>
      <style:paragraph-properties fo:text-align="center"/>
      <style:text-properties fo:font-size="9.5pt" fo:font-weight="bold"/>
    </style:style>
    <style:style style:name="P12" style:family="paragraph">
      <loext:graphic-properties draw:fill="solid" draw:fill-color="#f6f6f6"/>
      <style:paragraph-properties fo:text-align="center"/>
      <style:text-properties fo:font-size="9.5pt" fo:font-weight="bold"/>
    </style:style>
    <style:style style:name="P13" style:family="paragraph">
      <loext:graphic-properties draw:fill="solid" draw:fill-color="#f7f7f7"/>
      <style:paragraph-properties fo:text-align="center"/>
      <style:text-properties fo:font-size="9.5pt" fo:font-weight="bold"/>
    </style:style>
    <style:style style:name="P14" style:family="paragraph">
      <loext:graphic-properties draw:fill="solid" draw:fill-color="#f8f8f8"/>
      <style:paragraph-properties fo:text-align="center"/>
      <style:text-properties fo:font-size="9.5pt" fo:font-weight="bold"/>
    </style:style>
    <style:style style:name="P15" style:family="paragraph">
      <loext:graphic-properties draw:fill="solid" draw:fill-color="#f9f9f9"/>
      <style:paragraph-properties fo:text-align="center"/>
      <style:text-properties fo:font-size="9.5pt" fo:font-weight="bold"/>
    </style:style>
    <style:style style:name="P16" style:family="paragraph">
      <loext:graphic-properties draw:fill="solid" draw:fill-color="#fafafa"/>
      <style:paragraph-properties fo:text-align="center"/>
      <style:text-properties fo:font-size="9.5pt" fo:font-weight="bold"/>
    </style:style>
    <style:style style:name="P17" style:family="paragraph">
      <loext:graphic-properties draw:fill="solid" draw:fill-color="#fbfbfb"/>
      <style:paragraph-properties fo:text-align="center"/>
      <style:text-properties fo:font-size="9.5pt" fo:font-weight="bold"/>
    </style:style>
    <style:style style:name="P18" style:family="paragraph">
      <loext:graphic-properties draw:fill="solid" draw:fill-color="#fcfcfc"/>
      <style:paragraph-properties fo:text-align="center"/>
      <style:text-properties fo:font-size="9.5pt" fo:font-weight="bold"/>
    </style:style>
    <style:style style:name="P19" style:family="paragraph">
      <loext:graphic-properties draw:fill="solid" draw:fill-color="#fdfdfd"/>
      <style:paragraph-properties fo:text-align="center"/>
      <style:text-properties fo:font-size="9.5pt" fo:font-weight="bold"/>
    </style:style>
    <style:style style:name="P20" style:family="paragraph">
      <loext:graphic-properties draw:fill="solid" draw:fill-color="#fefefe"/>
      <style:paragraph-properties fo:text-align="center"/>
      <style:text-properties fo:font-size="9.5pt" fo:font-weight="bold"/>
    </style:style>
    <style:style style:name="P21" style:family="paragraph">
      <style:paragraph-properties fo:text-align="center" style:writing-mode="lr-tb"/>
      <style:text-properties fo:font-size="9.5pt" fo:font-weight="bold"/>
    </style:style>
    <style:style style:name="P22" style:family="paragraph">
      <loext:graphic-properties draw:fill="none"/>
      <style:paragraph-properties fo:text-align="center" style:writing-mode="lr-tb"/>
      <style:text-properties fo:font-size="9.5pt" fo:font-weight="bold" style:font-size-asian="7.19999980926514pt" style:font-size-complex="7.19999980926514pt"/>
    </style:style>
    <style:style style:name="P23" style:family="paragraph">
      <loext:graphic-properties draw:fill="solid" draw:fill-color="#f8cecc"/>
      <style:paragraph-properties fo:text-align="center"/>
      <style:text-properties fo:font-weight="bold"/>
    </style:style>
    <style:style style:name="P24" style:family="paragraph">
      <loext:graphic-properties draw:fill="none"/>
      <style:paragraph-properties fo:text-align="center"/>
      <style:text-properties fo:font-weight="bold"/>
    </style:style>
    <style:style style:name="T1" style:family="text">
      <style:text-properties fo:color="#000000" style:font-name="CourierNewPS" fo:font-style="italic" style:font-size-asian="9.5pt" style:font-name-complex="CourierNewPS" style:font-size-complex="9.5pt" style:font-style-complex="italic"/>
    </style:style>
    <style:style style:name="T2" style:family="text">
      <style:text-properties fo:color="#000000" style:font-name="CourierNew" style:font-size-asian="9.5pt" style:font-name-complex="CourierNew" style:font-size-complex="9.5pt"/>
    </style:style>
    <style:style style:name="T3" style:family="text">
      <style:text-properties fo:color="#000000" style:font-name="CourierNew" style:font-size-asian="7.19999980926514pt" style:font-name-complex="CourierNew" style:font-size-complex="7.1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-0.001cm" svg:y="-0.001cm" svg:viewBox="0 0 21591 27941" draw:points="0,0 21591,0 21591,27941 0,27941">
          <text:p/>
        </draw:polygon>
        <draw:line draw:style-name="gr2" draw:text-style-name="P2" draw:layer="layout" svg:x1="5.099cm" svg:y1="1.67cm" svg:x2="15.857cm" svg:y2="1.67cm">
          <text:p/>
        </draw:line>
        <draw:polygon draw:style-name="gr3" draw:text-style-name="P3" draw:layer="layout" svg:width="0.276cm" svg:height="0.364cm" svg:x="15.789cm" svg:y="1.489cm" svg:viewBox="0 0 277 365" draw:points="277,181 0,365 68,181 0,0">
          <text:p/>
        </draw:polygon>
        <draw:polygon draw:style-name="gr1" draw:text-style-name="P4" draw:layer="layout" svg:width="3.774cm" svg:height="0.623cm" svg:x="5.198cm" svg:y="0.92cm" svg:viewBox="0 0 3775 624" draw:points="0,0 3775,0 3775,624 0,624">
          <text:p/>
        </draw:polygon>
        <draw:polygon draw:style-name="gr4" draw:text-style-name="P5" draw:layer="layout" svg:width="4.719cm" svg:height="2.072cm" svg:x="0.381cm" svg:y="0.635cm" svg:viewBox="0 0 4720 2073" draw:points="0,0 4720,0 4720,2073 0,2073">
          <text:p/>
        </draw:polygon>
        <draw:polygon draw:style-name="gr5" draw:text-style-name="P2" draw:layer="layout" svg:width="4.719cm" svg:height="2.072cm" svg:x="0.381cm" svg:y="0.635cm" svg:viewBox="0 0 4720 2073" draw:points="0,0 4720,0 4720,2073 0,2073">
          <text:p/>
        </draw:polygon>
        <draw:frame draw:style-name="gr6" draw:text-style-name="P7" draw:layer="layout" svg:width="3.687cm" svg:height="0.693cm" svg:x="5.203cm" svg:y="1.27cm">
          <draw:text-box>
            <text:p text:style-name="P6"><text:span text:style-name="T1">CompileAndLoad</text:span></text:p>
          </draw:text-box>
        </draw:frame>
        <draw:frame draw:style-name="gr7" draw:text-style-name="P9" draw:layer="layout" svg:width="4.578cm" svg:height="0.589cm" svg:x="0.381cm" svg:y="1.397cm">
          <draw:text-box>
            <text:p text:style-name="P8"><text:span text:style-name="T2">FShark­-using F# program</text:span></text:p>
          </draw:text-box>
        </draw:frame>
        <draw:polyline draw:style-name="gr2" draw:text-style-name="P2" draw:layer="layout" svg:width="8.4cm" svg:height="3.107cm" svg:x="10.068cm" svg:y="2.706cm" svg:viewBox="0 0 8401 3108" draw:points="8401,0 8401,3108 0,3108">
          <text:p/>
        </draw:polyline>
        <draw:polygon draw:style-name="gr3" draw:text-style-name="P3" draw:layer="layout" svg:width="0.275cm" svg:height="0.364cm" svg:x="9.862cm" svg:y="5.631cm" svg:viewBox="0 0 276 365" draw:points="0,183 276,0 207,183 276,365">
          <text:p/>
        </draw:polygon>
        <draw:polygon draw:style-name="gr1" draw:text-style-name="P4" draw:layer="layout" svg:width="4.954cm" svg:height="0.623cm" svg:x="10.978cm" svg:y="5.113cm" svg:viewBox="0 0 4955 624" draw:points="0,0 4955,0 4955,624 0,624">
          <text:p/>
        </draw:polygon>
        <draw:polygon draw:style-name="gr8" draw:text-style-name="P10" draw:layer="layout" svg:width="4.719cm" svg:height="2.072cm" svg:x="16.108cm" svg:y="0.635cm" svg:viewBox="0 0 4720 2073" draw:points="0,0 4720,0 4720,2073 0,2073">
          <text:p/>
        </draw:polygon>
        <draw:polygon draw:style-name="gr9" draw:text-style-name="P2" draw:layer="layout" svg:width="4.719cm" svg:height="2.072cm" svg:x="16.108cm" svg:y="0.635cm" svg:viewBox="0 0 4720 2073" draw:points="0,0 4720,0 4720,2073 0,2073">
          <text:p/>
        </draw:polygon>
        <draw:frame draw:style-name="gr10" draw:text-style-name="P9" draw:layer="layout" svg:width="4.957cm" svg:height="0.589cm" svg:x="11.303cm" svg:y="5.507cm">
          <draw:text-box>
            <text:p text:style-name="P8"><text:span text:style-name="T2">Source code as </text:span><text:span text:style-name="T2">string</text:span></text:p>
          </draw:text-box>
        </draw:frame>
        <draw:polyline draw:style-name="gr2" draw:text-style-name="P2" draw:layer="layout" svg:width="8.4cm" svg:height="3.107cm" svg:x="7.458cm" svg:y="6.848cm" svg:viewBox="0 0 8401 3108" draw:points="0,0 0,3108 8401,3108">
          <text:p/>
        </draw:polyline>
        <draw:polygon draw:style-name="gr3" draw:text-style-name="P3" draw:layer="layout" svg:width="0.276cm" svg:height="0.364cm" svg:x="15.789cm" svg:y="9.773cm" svg:viewBox="0 0 277 365" draw:points="277,181 0,365 68,181 0,0">
          <text:p/>
        </draw:polygon>
        <draw:polygon draw:style-name="gr1" draw:text-style-name="P4" draw:layer="layout" svg:width="2.123cm" svg:height="0.623cm" svg:x="11.489cm" svg:y="9.204cm" svg:viewBox="0 0 2124 624" draw:points="0,0 2124,0 2124,624 0,624">
          <text:p/>
        </draw:polygon>
        <draw:frame draw:style-name="gr11" draw:text-style-name="P9" draw:layer="layout" svg:width="3.071cm" svg:height="0.589cm" svg:x="16.953cm" svg:y="1.371cm">
          <draw:text-box>
            <text:p text:style-name="P8"><text:span text:style-name="T2">FSharkWrapper</text:span></text:p>
          </draw:text-box>
        </draw:frame>
        <draw:polygon draw:style-name="gr12" draw:text-style-name="P11" draw:layer="layout" svg:width="4.719cm" svg:height="0.129cm" svg:x="5.099cm" svg:y="6.719cm" svg:viewBox="0 0 4720 130" draw:points="0,130 4720,130 4720,0 0,0">
          <text:p/>
        </draw:polygon>
        <draw:polygon draw:style-name="gr13" draw:text-style-name="P12" draw:layer="layout" svg:width="4.719cm" svg:height="0.131cm" svg:x="5.099cm" svg:y="6.589cm" svg:viewBox="0 0 4720 132" draw:points="0,132 4720,132 4720,0 0,0">
          <text:p/>
        </draw:polygon>
        <draw:polygon draw:style-name="gr14" draw:text-style-name="P13" draw:layer="layout" svg:width="4.719cm" svg:height="0.129cm" svg:x="5.099cm" svg:y="6.46cm" svg:viewBox="0 0 4720 130" draw:points="0,130 4720,130 4720,0 0,0">
          <text:p/>
        </draw:polygon>
        <draw:polygon draw:style-name="gr14" draw:text-style-name="P13" draw:layer="layout" svg:width="4.719cm" svg:height="0.131cm" svg:x="5.099cm" svg:y="6.33cm" svg:viewBox="0 0 4720 132" draw:points="0,132 4720,132 4720,0 0,0">
          <text:p/>
        </draw:polygon>
        <draw:polygon draw:style-name="gr15" draw:text-style-name="P14" draw:layer="layout" svg:width="4.719cm" svg:height="0.129cm" svg:x="5.099cm" svg:y="6.202cm" svg:viewBox="0 0 4720 130" draw:points="0,130 4720,130 4720,0 0,0">
          <text:p/>
        </draw:polygon>
        <draw:polygon draw:style-name="gr15" draw:text-style-name="P14" draw:layer="layout" svg:width="4.719cm" svg:height="0.131cm" svg:x="5.099cm" svg:y="6.071cm" svg:viewBox="0 0 4720 132" draw:points="0,132 4720,132 4720,0 0,0">
          <text:p/>
        </draw:polygon>
        <draw:polygon draw:style-name="gr16" draw:text-style-name="P15" draw:layer="layout" svg:width="4.719cm" svg:height="0.129cm" svg:x="5.099cm" svg:y="5.943cm" svg:viewBox="0 0 4720 130" draw:points="0,130 4720,130 4720,0 0,0">
          <text:p/>
        </draw:polygon>
        <draw:polygon draw:style-name="gr17" draw:text-style-name="P16" draw:layer="layout" svg:width="4.719cm" svg:height="0.131cm" svg:x="5.099cm" svg:y="5.812cm" svg:viewBox="0 0 4720 132" draw:points="0,132 4720,132 4720,0 0,0">
          <text:p/>
        </draw:polygon>
        <draw:polygon draw:style-name="gr17" draw:text-style-name="P16" draw:layer="layout" svg:width="4.719cm" svg:height="0.129cm" svg:x="5.099cm" svg:y="5.684cm" svg:viewBox="0 0 4720 130" draw:points="0,130 4720,130 4720,0 0,0">
          <text:p/>
        </draw:polygon>
        <draw:polygon draw:style-name="gr18" draw:text-style-name="P17" draw:layer="layout" svg:width="4.719cm" svg:height="0.131cm" svg:x="5.099cm" svg:y="5.553cm" svg:viewBox="0 0 4720 132" draw:points="0,132 4720,132 4720,0 0,0">
          <text:p/>
        </draw:polygon>
        <draw:polygon draw:style-name="gr19" draw:text-style-name="P18" draw:layer="layout" svg:width="4.719cm" svg:height="0.129cm" svg:x="5.099cm" svg:y="5.425cm" svg:viewBox="0 0 4720 130" draw:points="0,130 4720,130 4720,0 0,0">
          <text:p/>
        </draw:polygon>
        <draw:polygon draw:style-name="gr19" draw:text-style-name="P18" draw:layer="layout" svg:width="4.719cm" svg:height="0.131cm" svg:x="5.099cm" svg:y="5.295cm" svg:viewBox="0 0 4720 132" draw:points="0,132 4720,132 4720,0 0,0">
          <text:p/>
        </draw:polygon>
        <draw:polygon draw:style-name="gr20" draw:text-style-name="P19" draw:layer="layout" svg:width="4.719cm" svg:height="0.129cm" svg:x="5.099cm" svg:y="5.166cm" svg:viewBox="0 0 4720 130" draw:points="0,130 4720,130 4720,0 0,0">
          <text:p/>
        </draw:polygon>
        <draw:polygon draw:style-name="gr20" draw:text-style-name="P19" draw:layer="layout" svg:width="4.719cm" svg:height="0.131cm" svg:x="5.099cm" svg:y="5.036cm" svg:viewBox="0 0 4720 132" draw:points="0,132 4720,132 4720,0 0,0">
          <text:p/>
        </draw:polygon>
        <draw:polygon draw:style-name="gr21" draw:text-style-name="P20" draw:layer="layout" svg:width="4.719cm" svg:height="0.129cm" svg:x="5.099cm" svg:y="4.907cm" svg:viewBox="0 0 4720 130" draw:points="0,130 4720,130 4720,0 0,0">
          <text:p/>
        </draw:polygon>
        <draw:polygon draw:style-name="gr1" draw:text-style-name="P4" draw:layer="layout" svg:width="4.719cm" svg:height="0.131cm" svg:x="5.099cm" svg:y="4.777cm" svg:viewBox="0 0 4720 132" draw:points="0,132 4720,132 4720,0 0,0">
          <text:p/>
        </draw:polygon>
        <draw:polygon draw:style-name="gr22" draw:text-style-name="P2" draw:layer="layout" svg:width="4.719cm" svg:height="2.072cm" svg:x="5.099cm" svg:y="4.777cm" svg:viewBox="0 0 4720 2073" draw:points="0,0 4720,0 4720,2073 0,2073">
          <text:p/>
        </draw:polygon>
        <draw:frame draw:style-name="gr23" draw:text-style-name="P9" draw:layer="layout" svg:width="2.126cm" svg:height="0.589cm" svg:x="11.43cm" svg:y="9.571cm">
          <draw:text-box>
            <text:p text:style-name="P8"><text:span text:style-name="T2">Typed AST</text:span></text:p>
          </draw:text-box>
        </draw:frame>
        <draw:frame draw:style-name="gr24" draw:text-style-name="P9" draw:layer="layout" svg:width="3.542cm" svg:height="0.763cm" svg:x="5.983cm" svg:y="5.461cm">
          <draw:text-box>
            <text:p text:style-name="P8"><text:span text:style-name="T2">FSharp </text:span><text:span text:style-name="T2">Compiler</text:span></text:p>
            <text:p text:style-name="P8"><text:span text:style-name="T2">Services</text:span></text:p>
          </draw:text-box>
        </draw:frame>
        <draw:polyline draw:style-name="gr2" draw:text-style-name="P2" draw:layer="layout" svg:width="8.4cm" svg:height="3.107cm" svg:x="10.068cm" svg:y="10.99cm" svg:viewBox="0 0 8401 3108" draw:points="8401,0 8401,3108 0,3108">
          <text:p/>
        </draw:polyline>
        <draw:polygon draw:style-name="gr3" draw:text-style-name="P3" draw:layer="layout" svg:width="0.275cm" svg:height="0.364cm" svg:x="9.862cm" svg:y="13.915cm" svg:viewBox="0 0 276 365" draw:points="0,183 276,0 207,183 276,365">
          <text:p/>
        </draw:polygon>
        <draw:polygon draw:style-name="gr1" draw:text-style-name="P4" draw:layer="layout" svg:width="1.888cm" svg:height="0.623cm" svg:x="11.135cm" svg:y="13.45cm" svg:viewBox="0 0 1889 624" draw:points="0,0 1889,0 1889,624 0,624">
          <text:p/>
        </draw:polygon>
        <draw:polygon draw:style-name="gr8" draw:text-style-name="P10" draw:layer="layout" svg:width="4.719cm" svg:height="2.072cm" svg:x="16.108cm" svg:y="8.919cm" svg:viewBox="0 0 4720 2073" draw:points="0,0 4720,0 4720,2073 0,2073">
          <text:p/>
        </draw:polygon>
        <draw:polygon draw:style-name="gr9" draw:text-style-name="P2" draw:layer="layout" svg:width="4.719cm" svg:height="2.072cm" svg:x="16.108cm" svg:y="8.919cm" svg:viewBox="0 0 4720 2073" draw:points="0,0 4720,0 4720,2073 0,2073">
          <text:p/>
        </draw:polygon>
        <draw:frame draw:style-name="gr25" draw:text-style-name="P22" draw:layer="layout" svg:width="1.89cm" svg:height="0.589cm" svg:x="11.136cm" svg:y="13.434cm">
          <draw:text-box>
            <text:p text:style-name="P21"><text:span text:style-name="T3">FSharkIL</text:span></text:p>
          </draw:text-box>
        </draw:frame>
        <draw:polyline draw:style-name="gr2" draw:text-style-name="P2" draw:layer="layout" svg:width="8.4cm" svg:height="3.107cm" svg:x="7.458cm" svg:y="15.131cm" svg:viewBox="0 0 8401 3108" draw:points="0,0 0,3108 8401,3108">
          <text:p/>
        </draw:polyline>
        <draw:polygon draw:style-name="gr3" draw:text-style-name="P3" draw:layer="layout" svg:width="0.276cm" svg:height="0.364cm" svg:x="15.789cm" svg:y="18.056cm" svg:viewBox="0 0 277 365" draw:points="277,181 0,365 68,181 0,0">
          <text:p/>
        </draw:polygon>
        <draw:polygon draw:style-name="gr1" draw:text-style-name="P4" draw:layer="layout" svg:width="4.483cm" svg:height="0.623cm" svg:x="9.562cm" svg:y="17.592cm" svg:viewBox="0 0 4484 624" draw:points="0,0 4484,0 4484,624 0,624">
          <text:p/>
        </draw:polygon>
        <draw:frame draw:style-name="gr26" draw:text-style-name="P22" draw:layer="layout" svg:width="3.306cm" svg:height="0.589cm" svg:x="16.836cm" svg:y="9.654cm">
          <draw:text-box>
            <text:p text:style-name="P21"><text:span text:style-name="T3">FSharkCompiler</text:span></text:p>
          </draw:text-box>
        </draw:frame>
        <draw:polygon draw:style-name="gr8" draw:text-style-name="P10" draw:layer="layout" svg:width="4.719cm" svg:height="2.072cm" svg:x="5.099cm" svg:y="13.061cm" svg:viewBox="0 0 4720 2073" draw:points="0,0 4720,0 4720,2073 0,2073">
          <text:p/>
        </draw:polygon>
        <draw:polygon draw:style-name="gr9" draw:text-style-name="P2" draw:layer="layout" svg:width="4.719cm" svg:height="2.072cm" svg:x="5.099cm" svg:y="13.061cm" svg:viewBox="0 0 4720 2073" draw:points="0,0 4720,0 4720,2073 0,2073">
          <text:p/>
        </draw:polygon>
        <draw:frame draw:style-name="gr27" draw:text-style-name="P22" draw:layer="layout" svg:width="4.486cm" svg:height="0.589cm" svg:x="9.992cm" svg:y="17.653cm">
          <draw:text-box>
            <text:p text:style-name="P21"><text:span text:style-name="T3">Futhark source code</text:span></text:p>
          </draw:text-box>
        </draw:frame>
        <draw:polyline draw:style-name="gr2" draw:text-style-name="P2" draw:layer="layout" svg:width="8.4cm" svg:height="3.107cm" svg:x="10.068cm" svg:y="19.273cm" svg:viewBox="0 0 8401 3108" draw:points="8401,0 8401,3108 0,3108">
          <text:p/>
        </draw:polyline>
        <draw:polygon draw:style-name="gr3" draw:text-style-name="P3" draw:layer="layout" svg:width="0.275cm" svg:height="0.364cm" svg:x="9.862cm" svg:y="22.198cm" svg:viewBox="0 0 276 365" draw:points="0,183 276,0 207,183 276,365">
          <text:p/>
        </draw:polygon>
        <draw:polygon draw:style-name="gr1" draw:text-style-name="P4" draw:layer="layout" svg:width="3.304cm" svg:height="0.623cm" svg:x="11.921cm" svg:y="21.734cm" svg:viewBox="0 0 3305 624" draw:points="0,0 3305,0 3305,624 0,624">
          <text:p/>
        </draw:polygon>
        <draw:frame draw:style-name="gr28" draw:text-style-name="P22" draw:layer="layout" svg:width="2.833cm" svg:height="0.589cm" svg:x="6.064cm" svg:y="13.796cm">
          <draw:text-box>
            <text:p text:style-name="P21"><text:span text:style-name="T3">FSharkWriter</text:span></text:p>
          </draw:text-box>
        </draw:frame>
        <draw:polygon draw:style-name="gr8" draw:text-style-name="P10" draw:layer="layout" svg:width="4.719cm" svg:height="2.072cm" svg:x="16.108cm" svg:y="17.202cm" svg:viewBox="0 0 4720 2073" draw:points="0,0 4720,0 4720,2073 0,2073">
          <text:p/>
        </draw:polygon>
        <draw:polygon draw:style-name="gr9" draw:text-style-name="P2" draw:layer="layout" svg:width="4.719cm" svg:height="2.072cm" svg:x="16.108cm" svg:y="17.202cm" svg:viewBox="0 0 4720 2073" draw:points="0,0 4720,0 4720,2073 0,2073">
          <text:p/>
        </draw:polygon>
        <draw:frame draw:style-name="gr29" draw:text-style-name="P22" draw:layer="layout" svg:width="3.307cm" svg:height="0.589cm" svg:x="11.922cm" svg:y="21.717cm">
          <draw:text-box>
            <text:p text:style-name="P21"><text:span text:style-name="T3">C# source code</text:span></text:p>
          </draw:text-box>
        </draw:frame>
        <draw:polyline draw:style-name="gr2" draw:text-style-name="P2" draw:layer="layout" svg:width="8.4cm" svg:height="3.107cm" svg:x="7.458cm" svg:y="23.415cm" svg:viewBox="0 0 8401 3108" draw:points="0,0 0,3108 8401,3108">
          <text:p/>
        </draw:polyline>
        <draw:polygon draw:style-name="gr3" draw:text-style-name="P3" draw:layer="layout" svg:width="0.276cm" svg:height="0.364cm" svg:x="15.789cm" svg:y="26.34cm" svg:viewBox="0 0 277 365" draw:points="277,181 0,365 68,181 0,0">
          <text:p/>
        </draw:polygon>
        <draw:polygon draw:style-name="gr1" draw:text-style-name="P4" draw:layer="layout" svg:width="11.089cm" svg:height="0.623cm" svg:x="4.726cm" svg:y="25.875cm" svg:viewBox="0 0 11090 624" draw:points="0,0 11090,0 11090,624 0,624">
          <text:p/>
        </draw:polygon>
        <draw:frame draw:style-name="gr30" draw:text-style-name="P22" draw:layer="layout" svg:width="2.127cm" svg:height="0.59cm" svg:x="17.308cm" svg:y="17.938cm">
          <draw:text-box>
            <text:p text:style-name="P21"><text:span text:style-name="T3">Futhark­CS</text:span></text:p>
          </draw:text-box>
        </draw:frame>
        <draw:polygon draw:style-name="gr8" draw:text-style-name="P10" draw:layer="layout" svg:width="4.719cm" svg:height="2.072cm" svg:x="5.099cm" svg:y="21.344cm" svg:viewBox="0 0 4720 2073" draw:points="0,0 4720,0 4720,2073 0,2073">
          <text:p/>
        </draw:polygon>
        <draw:polygon draw:style-name="gr9" draw:text-style-name="P2" draw:layer="layout" svg:width="4.719cm" svg:height="2.072cm" svg:x="5.099cm" svg:y="21.344cm" svg:viewBox="0 0 4720 2073" draw:points="0,0 4720,0 4720,2073 0,2073">
          <text:p/>
        </draw:polygon>
        <draw:frame draw:style-name="gr31" draw:text-style-name="P22" draw:layer="layout" svg:width="11.09cm" svg:height="0.589cm" svg:x="4.727cm" svg:y="25.859cm">
          <draw:text-box>
            <text:p text:style-name="P21"><text:span text:style-name="T3">Compiled Futhark library is loaded into wrapper</text:span></text:p>
          </draw:text-box>
        </draw:frame>
        <draw:polygon draw:style-name="gr8" draw:text-style-name="P23" draw:layer="layout" svg:width="4.719cm" svg:height="2.072cm" svg:x="16.108cm" svg:y="25.486cm" svg:viewBox="0 0 4720 2073" draw:points="0,0 4720,0 4720,2073 0,2073">
          <text:p/>
        </draw:polygon>
        <draw:polygon draw:style-name="gr9" draw:text-style-name="P24" draw:layer="layout" svg:width="4.719cm" svg:height="2.072cm" svg:x="16.108cm" svg:y="25.486cm" svg:viewBox="0 0 4720 2073" draw:points="0,0 4720,0 4720,2073 0,2073">
          <text:p/>
        </draw:polygon>
        <draw:frame draw:style-name="gr32" draw:text-style-name="P22" draw:layer="layout" svg:width="3.776cm" svg:height="0.589cm" svg:x="5.592cm" svg:y="22.081cm">
          <draw:text-box>
            <text:p text:style-name="P21"><text:span text:style-name="T3">Mono C# Compiler</text:span></text:p>
          </draw:text-box>
        </draw:frame>
        <draw:frame draw:style-name="gr11" draw:text-style-name="P22" draw:layer="layout" svg:width="3.071cm" svg:height="0.589cm" svg:x="16.953cm" svg:y="26.222cm">
          <draw:text-box>
            <text:p text:style-name="P21"><text:span text:style-name="T3">FSharkWrapp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New" svg:font-family="CourierNew"/>
    <style:font-face style:name="CourierNewPS" svg:font-family="CourierNew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30T15:13:27.559946653</dc:date>
    <meta:editing-duration>PT6S</meta:editing-duration>
    <meta:editing-cycles>1</meta:editing-cycles>
    <meta:document-statistic meta:object-count="69"/>
    <meta:generator>LibreOffice/5.4.6.2$Linux_X86_64 LibreOffice_project/40m0$Build-2</meta:generator>
  </office:meta>
</office:document-meta>
</file>